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roman" style:font-pitch="variable"/>
    <style:font-face style:name="Arial1" svg:font-family="Arial"/>
    <style:font-face style:name="Arial2" svg:font-family="Arial" style:font-family-generic="swiss"/>
    <style:font-face style:name="Calibri" svg:font-family="Calibri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1">
      <style:text-properties officeooo:paragraph-rsid="001f61fa"/>
    </style:style>
    <style:style style:name="P2" style:family="paragraph" style:parent-style-name="List_20_Paragraph" style:list-style-name="WWNum1">
      <style:text-properties officeooo:paragraph-rsid="001f61fa" fo:background-color="#ffff00"/>
    </style:style>
    <style:style style:name="P3" style:family="paragraph" style:parent-style-name="Standard">
      <style:text-properties officeooo:paragraph-rsid="001f61fa"/>
    </style:style>
    <style:style style:name="P4" style:family="paragraph" style:parent-style-name="Text_20_body">
      <style:paragraph-properties fo:margin-top="0cm" fo:margin-bottom="0.106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2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1" fo:font-size="11.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</style:style>
    <style:style style:name="P12" style:family="paragraph" style:parent-style-name="mitítulo1">
      <style:text-properties officeooo:paragraph-rsid="001f61fa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.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f61f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07338259-7fff-4217-23ae-95272f9bada2"/>Briefing Candy-Shop</text:p>
      <text:p text:style-name="Text_20_body"/>
      <text:p text:style-name="P10"><text:span text:style-name="T1">Somos una empresa que se dedica a la producción de </text:span><text:span text:style-name="T3">chucherías</text:span><text:span text:style-name="T1">, hemos nacido en el año 1984 y desde entonces no hemos visto la necesidad de crear una página Web porque la empresa ha sido muy famosa desde entonces. Con la crisis sanitaria COVID-19 nos hemos visto en la obligación de crear nuestra página Web.</text:span></text:p>
      <text:p text:style-name="Text_20_body"/>
      <text:p text:style-name="P5">Tenemos 3 tipos distintos de chuches que vendemos: </text:p>
      <text:list xml:id="list2847959556" text:style-name="L1">
        <text:list-item>
          <text:p text:style-name="P6">Caramelos</text:p>
        </text:list-item>
        <text:list-item>
          <text:p text:style-name="P6">Chocolates de Sant-Jordi</text:p>
        </text:list-item>
        <text:list-item>
          <text:p text:style-name="P6">Pirulets</text:p>
        </text:list-item>
      </text:list>
      <text:p text:style-name="Text_20_body"/>
      <text:p text:style-name="P5">Queremos:</text:p>
      <text:list xml:id="list713944874" text:style-name="L2">
        <text:list-item>
          <text:p text:style-name="P7">una página donde se vea el catálogo de los productos que ofrecemos.</text:p>
        </text:list-item>
        <text:list-item>
          <text:p text:style-name="P8">← <text:span text:style-name="T7">SE HA BORRADO ESTE PUNTO !!! OJO</text:span></text:p>
        </text:list-item>
        <text:list-item>
          <text:p text:style-name="P7">una página donde nuestros clientes puedan ver la información relevante de cada producto.</text:p>
        </text:list-item>
      </text:list>
      <text:p text:style-name="Text_20_body"/>
      <text:p text:style-name="P5">Para provocar un mayor impacto, queremos hacer un cambio de imagen de empresa, para ello necesitaremos todo de 0. Logo, nombre de empresa, paleta de colores.</text:p>
      <text:p text:style-name="Text_20_body"/>
      <text:p text:style-name="P5">Confiamos plenamente en las capacidades de los desarrolladores y esperamos con muchas ansias el resultado de las propuestas.</text:p>
      <text:p text:style-name="Text_20_body"/>
      <text:p text:style-name="P4">Información de Contacto: </text:p>
      <text:p text:style-name="Text_20_body"/>
      <text:p text:style-name="P11"><text:span text:style-name="T2">Telefono de contacto:</text:span><text:span text:style-name="T5"> </text:span><text:a xlink:type="simple" xlink:href="https://fakenumber.org/generator-us/+1usa202-555-0144" text:style-name="Internet_20_link" text:visited-style-name="Visited_20_Internet_20_Link"><text:span text:style-name="T4">+1-202-555-0144</text:span></text:a></text:p>
      <text:p text:style-name="Text_20_body"/>
      <text:p text:style-name="P9">Direccion: 35 169th Drive NE, Arlington,wa, 98223  United States</text:p>
      <text:p text:style-name="Text_20_body"/>
      <text:p text:style-name="P9">correo electronico: vagisoy201@plexfirm.com</text:p>
      <text:p text:style-name="Text_20_body"><text:line-break/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12">CATEGORÍAS</text:p>
      <text:list xml:id="list4198442545" text:style-name="WWNum1">
        <text:list-item>
          <text:p text:style-name="P1">LOLLIPOPS</text:p>
          <text:list>
            <text:list-item>
              <text:p text:style-name="P2">RAINBOW LOLLIPOP</text:p>
            </text:list-item>
            <text:list-item>
              <text:p text:style-name="P1">HEART LOLLIPOP</text:p>
            </text:list-item>
            <text:list-item>
              <text:p text:style-name="P1">SUGAR-FREE LOLLIPOP</text:p>
            </text:list-item>
          </text:list>
        </text:list-item>
        <text:list-item>
          <text:p text:style-name="P1">CHOCOLATES</text:p>
          <text:list>
            <text:list-item>
              <text:p text:style-name="P2">SANT- JORDI CHOCOLATE</text:p>
            </text:list-item>
            <text:list-item>
              <text:p text:style-name="P1">CHOCOLATE BARS</text:p>
            </text:list-item>
            <text:list-item>
              <text:p text:style-name="P1">CHOCOLATE BOX</text:p>
            </text:list-item>
          </text:list>
        </text:list-item>
        <text:list-item>
          <text:p text:style-name="P1">CANDIES</text:p>
          <text:list>
            <text:list-item>
              <text:p text:style-name="P2">FRUIT CANDIES</text:p>
            </text:list-item>
            <text:list-item>
              <text:p text:style-name="P1">SUGAR-FREE CANDIES</text:p>
            </text:list-item>
            <text:list-item>
              <text:p text:style-name="P1">BALSAMIC CANDIES</text:p>
            </text:list-item>
          </text:list>
        </text:list-item>
        <text:list-item>
          <text:p text:style-name="P1">JELLY BEANS</text:p>
          <text:list>
            <text:list-item>
              <text:p text:style-name="P1">MARSHMALLOW</text:p>
            </text:list-item>
            <text:list-item>
              <text:p text:style-name="P1">LITTLE BEARS</text:p>
            </text:list-item>
            <text:list-item>
              <text:p text:style-name="P1">SPICY JELLY BEANS</text:p>
            </text:list-item>
          </text:list>
        </text:list-item>
        <text:list-item>
          <text:p text:style-name="P1">NUTS</text:p>
          <text:list>
            <text:list-item>
              <text:p text:style-name="P1">SUNFLOWER SEEDS</text:p>
            </text:list-item>
            <text:list-item>
              <text:p text:style-name="P1">PEANUTS</text:p>
            </text:list-item>
            <text:list-item>
              <text:p text:style-name="P1">HAZELNUTS</text:p>
            </text:list-item>
          </text:list>
        </text:list-item>
        <text:list-item>
          <text:p text:style-name="P1">CHIPS AND OTHER SALAD SNACKS</text:p>
          <text:list>
            <text:list-item>
              <text:p text:style-name="P1">POPCORN</text:p>
            </text:list-item>
            <text:list-item>
              <text:p text:style-name="P1">CHICKPEA CHIPS</text:p>
            </text:list-item>
            <text:list-item>
              <text:p text:style-name="P1">POTATO CRISPS</text:p>
            </text:list-item>
          </text:list>
        </text:list-item>
      </text:list>
      <text:p text:style-name="P3"/>
      <text:p text:style-name="P3"><text:span text:style-name="T6">PRODUCTOS DESTACADOS</text:span> </text:p>
      <text:p text:style-name="P3">FALTAN IMAGENES,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roman" style:font-pitch="variable"/>
    <style:font-face style:name="Arial1" svg:font-family="Arial"/>
    <style:font-face style:name="Arial2" svg:font-family="Arial" style:font-family-generic="swiss"/>
    <style:font-face style:name="Calibri" svg:font-family="Calibri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mitítulo1" style:family="paragraph" style:default-outline-level="">
      <loext:graphic-properties draw:fill="solid" draw:fill-color="#8eaadb"/>
      <style:paragraph-properties fo:margin-top="0cm" fo:margin-bottom="0.282cm" style:contextual-spacing="false" fo:line-height="108%" fo:text-align="end" style:justify-single-word="false" fo:orphans="2" fo:widows="2" fo:background-color="#8eaadb" style:writing-mode="lr-tb"/>
      <style:text-properties fo:font-variant="small-caps" fo:color="#ffffff" loext:opacity="100%" style:font-name="Arial Black" fo:font-family="'Arial Black'" style:font-family-generic="roman" style:font-pitch="variable" fo:font-size="16pt" fo:letter-spacing="0.071cm" style:font-size-asian="16pt" style:font-name-complex="Calibri1" style:font-family-complex="Calibri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23cm"/>
        </style:list-level-properties>
        <style:text-properties style:font-name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93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63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33cm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03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73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43cm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13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8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06:13:24.678000000</meta:creation-date>
    <dc:date>2022-02-16T06:14:17.533000000</dc:date>
    <meta:editing-duration>PT53S</meta:editing-duration>
    <meta:editing-cycles>1</meta:editing-cycles>
    <meta:document-statistic meta:table-count="0" meta:image-count="0" meta:object-count="0" meta:page-count="2" meta:paragraph-count="44" meta:word-count="247" meta:character-count="1466" meta:non-whitespace-character-count="1286"/>
    <meta:generator>LibreOffice/7.2.2.2$Windows_X86_64 LibreOffice_project/02b2acce88a210515b4a5bb2e46cbfb63fe97d56</meta:generator>
  </office:meta>
</office:document-meta>
</file>